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72in"/>
    </style:style>
    <style:style style:name="co2" style:family="table-column">
      <style:table-column-properties fo:break-before="auto" style:column-width="1.2118in"/>
    </style:style>
    <style:style style:name="co3" style:family="table-column">
      <style:table-column-properties fo:break-before="auto" style:column-width="0.5055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Starting Pitcher</text:p>
          </table:table-cell>
          <table:table-cell office:value-type="float" office:value="30526">
            <text:p>30526</text:p>
          </table:table-cell>
          <table:table-cell office:value-type="float" office:value="28864">
            <text:p>28864</text:p>
          </table:table-cell>
        </table:table-row>
        <table:table-row table:style-name="ro1">
          <table:table-cell office:value-type="string">
            <text:p>7th</text:p>
          </table:table-cell>
          <table:table-cell office:value-type="float" office:value="32104">
            <text:p>32104</text:p>
          </table:table-cell>
          <table:table-cell office:value-type="float" office:value="4588">
            <text:p>4588</text:p>
          </table:table-cell>
        </table:table-row>
        <table:table-row table:style-name="ro1">
          <table:table-cell office:value-type="string">
            <text:p>8th</text:p>
          </table:table-cell>
          <table:table-cell office:value-type="float" office:value="30081">
            <text:p>30081</text:p>
          </table:table-cell>
          <table:table-cell office:value-type="float" office:value="31125">
            <text:p>31125</text:p>
          </table:table-cell>
        </table:table-row>
        <table:table-row table:style-name="ro1">
          <table:table-cell office:value-type="string">
            <text:p>9th</text:p>
          </table:table-cell>
          <table:table-cell office:value-type="float" office:value="28486">
            <text:p>28486</text:p>
          </table:table-cell>
          <table:table-cell office:value-type="float" office:value="29817">
            <text:p>29817</text:p>
          </table:table-cell>
        </table:table-row>
        <table:table-row table:style-name="ro1">
          <table:table-cell office:value-type="string">
            <text:p>Closer</text:p>
          </table:table-cell>
          <table:table-cell office:value-type="float" office:value="30963">
            <text:p>30963</text:p>
          </table:table-cell>
          <table:table-cell office:value-type="float" office:value="6175">
            <text:p>617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1283">
            <text:p>31283</text:p>
          </table:table-cell>
          <table:table-cell office:value-type="float" office:value="6431">
            <text:p>64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784">
            <text:p>31784</text:p>
          </table:table-cell>
          <table:table-cell office:value-type="float" office:value="30155">
            <text:p>3015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583">
            <text:p>30583</text:p>
          </table:table-cell>
          <table:table-cell office:value-type="float" office:value="28920">
            <text:p>2892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9245">
            <text:p>29245</text:p>
          </table:table-cell>
          <table:table-cell office:value-type="float" office:value="30950">
            <text:p>3095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583">
            <text:p>30583</text:p>
          </table:table-cell>
          <table:table-cell office:value-type="float" office:value="31402">
            <text:p>3140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8763">
            <text:p>28763</text:p>
          </table:table-cell>
          <table:table-cell office:value-type="float" office:value="6455">
            <text:p>645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1668">
            <text:p>31668</text:p>
          </table:table-cell>
          <table:table-cell office:value-type="float" office:value="30016">
            <text:p>3001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049">
            <text:p>31049</text:p>
          </table:table-cell>
          <table:table-cell office:value-type="float" office:value="30562">
            <text:p>3056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526">
            <text:p>30526</text:p>
          </table:table-cell>
          <table:table-cell office:value-type="float" office:value="28864">
            <text:p>28864</text:p>
          </table:table-cell>
        </table:table-row>
        <table:table-row table:style-name="ro1">
          <table:table-cell office:value-type="string">
            <text:p>location</text:p>
          </table:table-cell>
          <table:table-cell office:value-type="string">
            <text:p>SD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8">05/08/2014</text:date>, <text:time>20:27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08T20:27:10</dc:date>
    <meta:generator>OpenOffice.org/3.4.1$Unix OpenOffice.org_project/341m1$Build-9593</meta:generator>
    <meta:editing-duration>PT1M27S</meta:editing-duration>
    <meta:editing-cycles>1</meta:editing-cycles>
    <meta:document-statistic meta:table-count="1" meta:cell-count="44" meta:object-count="0"/>
  </office:meta>
</office:document-meta>
</file>